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Frame_20_contents">
      <style:paragraph-properties fo:margin-left="0cm" fo:margin-right="0.079cm" fo:text-align="center" style:justify-single-word="false" fo:text-indent="0cm" style:auto-text-indent="false"/>
    </style:style>
    <style:style style:name="T1" style:family="text">
      <style:text-properties fo:color="#ffffff" style:font-name="Arial1" fo:font-size="48pt" fo:font-weight="bold" style:font-size-asian="48pt" style:font-weight-asian="bold" style:font-name-complex="Arial2" style:font-size-complex="48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draw:fill="gradient" draw:fill-gradient-name="Gradient_20_7" fo:padding-left="0.254cm" fo:padding-right="0.254cm" fo:padding-top="0.127cm" fo:padding-bottom="0.127cm" fo:border="0.99pt solid #c0504d" style:shadow="#622423 0.048cm 0.048cm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draw:fill="gradient" draw:fill-gradient-name="Gradient_20_8" fo:padding-left="0.254cm" fo:padding-right="0.254cm" fo:padding-top="0.127cm" fo:padding-bottom="0.127cm" fo:border="0.99pt solid #000000" style:shadow="#7f7f7f 0.048cm 0.048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text:anchor-type="char" svg:x="-0.951cm" svg:y="0.268cm" svg:width="18.415cm" svg:height="2.54cm" draw:z-index="0"><draw:text-box><text:p text:style-name="P2"><text:span text:style-name="T1">foo</text:span></text:p></draw:text-box></draw:frame></text:p>
      <text:p text:style-name="Standard"><draw:frame draw:style-name="fr2" text:anchor-type="char" svg:x="10.16cm" svg:y="0.159cm" svg:width="7.197cm" svg:height="1.905cm" draw:z-index="1"><draw:text-box><text:p text:style-name="Frame_20_contents">ba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7" draw:display-name="Gradient 7" draw:style="axial" draw:start-color="#c0504d" draw:end-color="#d99594" draw:start-intensity="100%" draw:end-intensity="100%" draw:angle="1800" draw:border="0%"/>
    <draw:gradient draw:name="Gradient_20_8" draw:display-name="Gradient 8" draw:style="axial" draw:start-color="#000000" draw:end-color="#666666" draw:start-intensity="100%" draw:end-intensity="100%" draw:angle="1800" draw:border="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iklos</meta:initial-creator>
    <dc:creator>vmiklos</dc:creator>
    <meta:editing-cycles>2</meta:editing-cycles>
    <meta:creation-date>2013-01-29T11:42:00</meta:creation-date>
    <dc:date>2013-01-29T11:45:00</dc:date>
    <meta:editing-duration>PT2S</meta:editing-duration>
    <meta:generator>LibreOffice/4.1.0.0.alpha0$Linux_X86_64 LibreOffice_project/4f5c88c29052b3d5bb051f30d8f07fffa454900</meta:generator>
    <meta:document-statistic meta:table-count="0" meta:image-count="0" meta:object-count="0" meta:page-count="1" meta:paragraph-count="2" meta:word-count="2" meta:character-count="6" meta:non-whitespace-character-count="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